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6" table:default-cell-style-name="ce19"/>
        <table:table-column table:style-name="co7" table:default-cell-style-name="ce15"/>
        <table:table-column table:style-name="co8" table:default-cell-style-name="ce18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ervlet / Java ( programs / theory ) </text:p>
          </table:table-cell>
        </table:table-row>
        <table:table-row table:style-name="ro3">
          <table:table-cell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office:value-type="date" office:date-value="2020-05-06" calcext:value-type="date">
            <text:p>06/05/20</text:p>
          </table:table-cell>
          <table:table-cell office:value-type="string" calcext:value-type="string">
            <text:p>Baiscs J2E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office:value-type="string" calcext:value-type="string">
            <text:p>ServletHierarchy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5">
          <table:table-cell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bstract 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office:value-type="string" calcext:value-type="string">
            <text:p>Service Methods </text:p>
          </table:table-cell>
          <table:table-cell office:value-type="string" calcext:value-type="string">
            <text:p>(Servlet / Java Program / Theory )</text:p>
          </table:table-cell>
        </table:table-row>
        <table:table-row table:style-name="ro3">
          <table:table-cell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office:value-type="string" calcext:value-type="string">
            <text:p>J2E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office:value-type="string" calcext:value-type="string">
            <text:p>Servlet Containter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6">
          <table:table-cell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office:value-type="string" calcext:value-type="string">
            <text:p>Java (Collection ) 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office:value-type="string" calcext:value-type="string">
            <text:p>Servlet Life Cycle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1" calcext:value-type="date">
            <text:p>11/05/20</text:p>
          </table:table-cell>
          <table:table-cell office:value-type="string" calcext:value-type="string">
            <text:p>JDBC steps </text:p>
          </table:table-cell>
          <table:table-cell office:value-type="string" calcext:value-type="string">
            <text:p>Java ( ArrayList )</text:p>
          </table:table-cell>
          <table:table-cell office:value-type="string" calcext:value-type="string">
            <text:p>Arraylist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XML ( welcome file list )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3" calcext:value-type="date">
            <text:p>13/05/20</text:p>
          </table:table-cell>
          <table:table-cell office:value-type="string" calcext:value-type="string">
            <text:p>JDBC started</text:p>
          </table:table-cell>
          <table:table-cell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( Stand alone app ) 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office:value-type="date" office:date-value="2020-05-16" calcext:value-type="date">
            <text:p>16/05/20</text:p>
          </table:table-cell>
          <table:table-cell office:value-type="string" calcext:value-type="string">
            <text:p>JDBC </text:p>
          </table:table-cell>
          <table:table-cell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office:value-type="string" calcext:value-type="string">
            <text:p>Spring Framework + make notes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er</text:p>
          </table:table-cell>
          <table:table-cell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office:value-type="string" calcext:value-type="string">
            <text:p>J2EE Presentation – Servlet Phase life cycle </text:p>
          </table:table-cell>
          <table:table-cell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Collection ( Hash )</text:p>
          </table:table-cell>
          <table:table-cell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completed</text:p>
          </table:table-cell>
          <table:table-cell table:style-name="ce19" office:value-type="string" calcext:value-type="string">
            <text:p>Java ( EHM)</text:p>
          </table:table-cell>
          <table:table-cell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Single row functions</text:p>
          </table:table-cell>
          <table:table-cell table:style-name="ce19" office:value-type="string" calcext:value-type="string">
            <text:p>( Servlet /Java Program /Theory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21:06:25.853174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2T21:13:16.089262736</dc:date>
    <meta:editing-duration>PT2H27M43S</meta:editing-duration>
    <meta:editing-cycles>38</meta:editing-cycles>
    <meta:generator>LibreOffice/6.2.8.2$Linux_X86_64 LibreOffice_project/20$Build-2</meta:generator>
    <meta:document-statistic meta:table-count="1" meta:cell-count="152" meta:object-count="0"/>
  </office:meta>
</office:document-meta>
</file>